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B) C Program Using Structure to Enter Five Students' Details and Calculate Total Mark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4:00Z</dc:date>
    <meta:template xlink:href="Normal" xlink:type="simple"/>
    <meta:editing-cycles>40</meta:editing-cycles>
    <meta:editing-duration>PT2400S</meta:editing-duration>
    <meta:document-statistic meta:page-count="11" meta:paragraph-count="22" meta:word-count="1660" meta:character-count="11101" meta:row-count="78" meta:non-whitespace-character-count="9463"/>
  </office:meta>
</office:document-meta>
</file>